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607cm" table:align="left"/>
    </style:style>
    <style:style style:name="Таблица1.A" style:family="table-column">
      <style:table-column-properties style:column-width="1.192cm"/>
    </style:style>
    <style:style style:name="Таблица1.B" style:family="table-column">
      <style:table-column-properties style:column-width="5.311cm"/>
    </style:style>
    <style:style style:name="Таблица1.C" style:family="table-column">
      <style:table-column-properties style:column-width="5.696cm"/>
    </style:style>
    <style:style style:name="Таблица1.D" style:family="table-column">
      <style:table-column-properties style:column-width="5.408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text-properties officeooo:paragraph-rsid="003d04b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04bd" officeooo:paragraph-rsid="003d0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851" officeooo:paragraph-rsid="004068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0eb" officeooo:paragraph-rsid="004140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0eb" officeooo:paragraph-rsid="0042b2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b225" officeooo:paragraph-rsid="0042b2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1fea" officeooo:paragraph-rsid="00441f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paragraph-rsid="0042b225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04bd" officeooo:paragraph-rsid="003d0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d100"/>
    </style:style>
    <style:style style:name="T4" style:family="text">
      <style:text-properties officeooo:rsid="003d04b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fo:font-size="16.1000003814697pt" fo:font-weight="normal" officeooo:rsid="003d04bd" style:font-name-asian="Noto Sans CJK SC" style:font-size-asian="16.1000003814697pt" style:font-weight-asian="normal" style:font-name-complex="Noto Sans Devanagari" style:font-size-complex="16.1000003814697pt" style:font-weight-complex="normal"/>
    </style:style>
    <style:style style:name="T7" style:family="text">
      <style:text-properties officeooo:rsid="003f84ec"/>
    </style:style>
    <style:style style:name="T8" style:family="text">
      <style:text-properties officeooo:rsid="004140eb"/>
    </style:style>
    <style:style style:name="T9" style:family="text">
      <style:text-properties officeooo:rsid="0042b225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0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b2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441f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амостоятельная работа №<text:span text:style-name="T4">7</text:span></text:h>
      <text:h text:style-name="P4" text:outline-level="2">Задание 1. <text:span text:style-name="T5">Проектирование конфигурации локальной сети учреждения</text:span></text:h>
      <text:p text:style-name="Text_20_body"><text:a xlink:type="simple" xlink:href="https://docs.google.com/presentation/d/1_qtkylT3mHL3ikLJowlZWrNFvwU8G_ojmqTuCMh4UM4/edit?usp=sharing" text:style-name="Internet_20_link" text:visited-style-name="Visited_20_Internet_20_Link"><text:span text:style-name="T7">Ссылка на </text:span></text:a><text:a xlink:type="simple" xlink:href="https://docs.google.com/presentation/d/1_qtkylT3mHL3ikLJowlZWrNFvwU8G_ojmqTuCMh4UM4/edit?usp=sharing" text:style-name="Internet_20_link" text:visited-style-name="Visited_20_Internet_20_Link">онлайн презентаци</text:a><text:a xlink:type="simple" xlink:href="https://docs.google.com/presentation/d/1_qtkylT3mHL3ikLJowlZWrNFvwU8G_ojmqTuCMh4UM4/edit?usp=sharing" text:style-name="Internet_20_link" text:visited-style-name="Visited_20_Internet_20_Link"><text:span text:style-name="T7">ю</text:span></text:a><text:a xlink:type="simple" xlink:href="https://docs.google.com/presentation/d/1_qtkylT3mHL3ikLJowlZWrNFvwU8G_ojmqTuCMh4UM4/edit?usp=sharing" text:style-name="Internet_20_link" text:visited-style-name="Visited_20_Internet_20_Link">.</text:a></text:p>
      <text:h text:style-name="Heading_20_2" text:outline-level="2">Задание 2. <text:span text:style-name="T5">Создание коллекции цифровых ресурсов, электронных книг и статей по </text:span><text:span text:style-name="T6">теме «Компьютерные сети»</text:span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94734481354320">
            <table:table-cell table:style-name="Таблица1.A1" office:value-type="string">
              <text:p text:style-name="P13">№</text:p>
            </table:table-cell>
            <table:table-cell table:style-name="Таблица1.A1" office:value-type="string">
              <text:p text:style-name="P13">Вид ресурса</text:p>
            </table:table-cell>
            <table:table-cell table:style-name="Таблица1.A1" office:value-type="string">
              <text:p text:style-name="P13">Адрес</text:p>
            </table:table-cell>
            <table:table-cell table:style-name="Таблица1.D1" office:value-type="string">
              <text:p text:style-name="P13">Автор</text:p>
            </table:table-cell>
          </table:table-row>
        </table:table-header-rows>
        <table:table-row table:style-name="TableLine94734481354320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7">Серия статей <text:span text:style-name="T8">на Хабр</text:span></text:p>
          </table:table-cell>
          <table:table-cell table:style-name="Таблица1.A2" office:value-type="string">
            <text:p text:style-name="P6"><text:a xlink:type="simple" xlink:href="https://habr.com/ru/post/307714/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5"><text:a xlink:type="simple" xlink:href="https://habr.com/ru/users/solid_93/" text:style-name="Internet_20_link" text:visited-style-name="Visited_20_Internet_20_Link">solid_93</text:a></text:p>
          </table:table-cell>
        </table:table-row>
        <table:table-row table:style-name="TableLine94734481354320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8">Онлайн справочник 2hpc.ru</text:p>
          </table:table-cell>
          <table:table-cell table:style-name="Таблица1.A2" office:value-type="string">
            <text:p text:style-name="P6"><text:a xlink:type="simple" xlink:href="https://2hpc.ru/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5">Сергей Паршин</text:p>
          </table:table-cell>
        </table:table-row>
        <table:table-row table:style-name="TableLine94734481354320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8">Техническая библиотека lib.qrz.ru</text:p>
          </table:table-cell>
          <table:table-cell table:style-name="Таблица1.A2" office:value-type="string">
            <text:p text:style-name="P6"><text:a xlink:type="simple" xlink:href="https://lib.qrz.ru/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8">Команда <text:span text:style-name="T9">авторов </text:span>сайта</text:p>
          </table:table-cell>
        </table:table-row>
        <table:table-row table:style-name="TableLine94734481354320"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10">Бесплатный онлайн курс</text:p>
          </table:table-cell>
          <table:table-cell table:style-name="Таблица1.A2" office:value-type="string">
            <text:p text:style-name="P6"><text:a xlink:type="simple" xlink:href="https://www.asozykin.ru/courses/networks_online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10">Андрей Созыкин</text:p>
          </table:table-cell>
        </table:table-row>
        <table:table-row table:style-name="TableLine94734481354320"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10">Портал о сетях</text:p>
          </table:table-cell>
          <table:table-cell table:style-name="Таблица1.A2" office:value-type="string">
            <text:p text:style-name="P6"><text:a xlink:type="simple" xlink:href="https://tvoi-setevichok.ru/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9">Команда <text:span text:style-name="T9">авторов </text:span>сайта</text:p>
          </table:table-cell>
        </table:table-row>
        <table:table-row table:style-name="TableLine94734481354320"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10">Онлайн курс</text:p>
          </table:table-cell>
          <table:table-cell table:style-name="Таблица1.A2" office:value-type="string">
            <text:p text:style-name="P6"><text:a xlink:type="simple" xlink:href="https://geekbrains.ru/courses/143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12"><text:span text:style-name="T10">Команда </text:span><text:span text:style-name="T11">авторов Geekbrains</text:span></text:p>
          </table:table-cell>
        </table:table-row>
        <table:table-row table:style-name="TableLine94734481354320">
          <table:table-cell table:style-name="Таблица1.A2" office:value-type="string">
            <text:p text:style-name="P6">7</text:p>
          </table:table-cell>
          <table:table-cell table:style-name="Таблица1.A2" office:value-type="string">
            <text:p text:style-name="P10">Бесплатный онлайн курс</text:p>
          </table:table-cell>
          <table:table-cell table:style-name="Таблица1.A2" office:value-type="string">
            <text:p text:style-name="P6"><text:a xlink:type="simple" xlink:href="https://intuit.ru/studies/courses/3688/930/info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5"><text:a xlink:type="simple" xlink:href="https://intuit.ru/intuituser/userpage/v_p_molochkov" text:style-name="Internet_20_link" text:visited-style-name="Visited_20_Internet_20_Link">Владимир Молочков</text:a></text:p>
          </table:table-cell>
        </table:table-row>
        <table:table-row table:style-name="TableLine94734481354320"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10">Электронная книга</text:p>
          </table:table-cell>
          <table:table-cell table:style-name="Таблица1.A2" office:value-type="string">
            <text:p text:style-name="P6"><text:a xlink:type="simple" xlink:href="https://math.gsu.by/wp-content/uploads/courses/networks/r1.1.html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5"><text:span text:style-name="T12">Ф</text:span>акультет математики и технологий программирования <text:span text:style-name="T12">ГГУ</text:span></text:p>
          </table:table-cell>
        </table:table-row>
        <table:table-row table:style-name="TableLine94734481354320">
          <table:table-cell table:style-name="Таблица1.A2" office:value-type="string">
            <text:p text:style-name="P6">9</text:p>
          </table:table-cell>
          <table:table-cell table:style-name="Таблица1.A2" office:value-type="string">
            <text:p text:style-name="P11">Справочник Cisco</text:p>
          </table:table-cell>
          <table:table-cell table:style-name="Таблица1.A2" office:value-type="string">
            <text:p text:style-name="P6"><text:a xlink:type="simple" xlink:href="https://www.cisco.com/c/ru_ru/solutions/small-business/resource-center/networking/networking-basics.html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11">Авторы Cisco</text:p>
          </table:table-cell>
        </table:table-row>
        <table:table-row table:style-name="TableLine94734481354320">
          <table:table-cell table:style-name="Таблица1.A2" office:value-type="string">
            <text:p text:style-name="P6">10</text:p>
          </table:table-cell>
          <table:table-cell table:style-name="Таблица1.A2" office:value-type="string">
            <text:p text:style-name="P11">Подборка книг по теме</text:p>
          </table:table-cell>
          <table:table-cell table:style-name="Таблица1.A2" office:value-type="string">
            <text:p text:style-name="P6"><text:a xlink:type="simple" xlink:href="https://proglib.io/p/network-books/" text:style-name="Internet_20_link" text:visited-style-name="Visited_20_Internet_20_Link">Ссылка</text:a></text:p>
          </table:table-cell>
          <table:table-cell table:style-name="Таблица1.D2" office:value-type="string">
            <text:p text:style-name="P11">Библиотека программиста</text:p>
          </table:table-cell>
        </table:table-row>
      </table:table>
      <text:p text:style-name="Text_20_body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d1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6T22:36:48.923294654</dc:date>
    <meta:editing-duration>PT4H18M51S</meta:editing-duration>
    <meta:editing-cycles>27</meta:editing-cycles>
    <meta:generator>LibreOffice/7.0.3.1$Linux_X86_64 LibreOffice_project/00$Build-1</meta:generator>
    <meta:document-statistic meta:table-count="1" meta:image-count="0" meta:object-count="0" meta:page-count="1" meta:paragraph-count="52" meta:word-count="121" meta:character-count="806" meta:non-whitespace-character-count="737"/>
  </office:meta>
</office:document-meta>
</file>